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1.55cm" fo:min-width="3.9cm"/>
    </style:style>
    <style:style style:name="gr2" style:family="graphic" style:parent-style-name="standard">
      <style:graphic-properties draw:fill-color="#990000" draw:textarea-horizontal-align="justify" draw:textarea-vertical-align="middle" draw:auto-grow-height="false" fo:min-height="1.55cm" fo:min-width="21.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5.15cm" fo:min-width="2.9cm"/>
    </style:style>
    <style:style style:name="gr5" style:family="graphic" style:parent-style-name="standard">
      <style:graphic-properties svg:stroke-color="#ffffff" draw:fill-color="#990000" draw:textarea-horizontal-align="justify" draw:textarea-vertical-align="middle" draw:auto-grow-height="false" fo:min-height="5.7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1.9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0.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title">
      <style:graphic-properties fo:min-height="1.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 style:list-style-name="L4">
      <style:graphic-properties fo:min-height="11.929cm"/>
    </style:style>
    <style:style style:name="P1" style:family="paragraph">
      <style:paragraph-properties fo:text-align="start"/>
      <style:text-properties fo:color="#990000" style:font-name="Courier 10 Pitch" fo:font-size="18pt" style:font-size-asian="18pt" style:font-size-complex="18pt"/>
    </style:style>
    <style:style style:name="P2" style:family="paragraph">
      <style:paragraph-properties fo:text-align="start"/>
      <style:text-properties fo:color="#0000cc" style:font-name="Courier 10 Pitch" fo:font-size="20pt" style:font-size-asian="16pt" style:font-size-complex="16pt"/>
    </style:style>
    <style:style style:name="P3" style:family="paragraph">
      <style:paragraph-properties fo:text-align="start"/>
      <style:text-properties fo:color="#000000" style:font-name="Courier 10 Pitch" fo:font-size="20pt" style:font-size-asian="16pt" style:font-size-complex="16pt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99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style:font-name="Courier 10 Pitch"/>
    </style:style>
    <style:style style:name="P8" style:family="paragraph">
      <style:paragraph-properties fo:text-align="center"/>
      <style:text-properties style:font-name="Courier 10 Pitch" fo:font-size="20pt" style:font-size-asian="20pt" style:font-size-complex="20pt"/>
    </style:style>
    <style:style style:name="P9" style:family="paragraph">
      <loext:graphic-properties draw:fill-color="#990000"/>
      <style:paragraph-properties fo:text-align="center"/>
      <style:text-properties fo:color="#ffffff" style:font-name="Courier 10 Pitch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990000" style:font-name="Courier 10 Pitch" fo:font-size="18pt" style:font-size-asian="18pt" style:font-size-complex="18pt"/>
    </style:style>
    <style:style style:name="T2" style:family="text">
      <style:text-properties fo:color="#0000cc" style:font-name="Courier 10 Pitch" style:font-size-asian="16pt" style:font-size-complex="16pt"/>
    </style:style>
    <style:style style:name="T3" style:family="text">
      <style:text-properties fo:color="#800000" style:font-name="Courier 10 Pitch"/>
    </style:style>
    <style:style style:name="T4" style:family="text">
      <style:text-properties style:font-name="Courier 10 Pitch"/>
    </style:style>
    <style:style style:name="T5" style:family="text">
      <style:text-properties fo:color="#ffffff" style:font-name="Courier 10 Pitch" fo:font-size="20pt" style:font-size-asian="20pt" style:font-size-complex="2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729fc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729fcf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729fc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729fcf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729fc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729fc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729fc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729fc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729fc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729fc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usiness case</text:span></text:p>
          </draw:text-box>
        </draw:frame>
        <draw:frame presentation:style-name="pr2" draw:text-style-name="P3" draw:layer="layout" svg:width="25.199cm" svg:height="2.467cm" svg:x="0.601cm" svg:y="13.533cm" presentation:class="title" presentation:user-transformed="true">
          <draw:text-box>
            <text:p text:style-name="P2"><text:span text:style-name="T2"><text:s/></text:span><text:span text:style-name="T2">Find the best place to</text:span><text:span text:style-name="T2"><text:line-break/></text:span><text:span text:style-name="T2"> make a property Investmant</text:span><text:span text:style-name="T2"><text:line-break/></text:span><text:span text:style-name="T2"> (France)</text:span></text:p>
          </draw:text-box>
        </draw:frame>
        <draw:custom-shape draw:style-name="gr1" draw:text-style-name="P4" draw:layer="layout" svg:width="4.4cm" svg:height="1.8cm" svg:x="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2.2cm" svg:height="1.8cm" svg:x="5.6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Executive</text:span><text:span text:style-name="T4"> </text:span><text:span text:style-name="T3">summary</text:span></text:p>
          </draw:text-box>
        </draw:frame>
        <draw:custom-shape draw:style-name="gr4" draw:text-style-name="P9" draw:layer="layout" svg:width="3.4cm" svg:height="5.4cm" svg:x="1.6cm" svg:y="4.8cm">
          <text:p text:style-name="P8"><text:span text:style-name="T5">Problem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4cm" svg:height="6cm" svg:x="1.6cm" svg:y="1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2.4cm" svg:height="0.2cm" svg:x="5.2cm" svg:y="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2.4cm" svg:height="0.2cm" svg:x="5.2cm" svg:y="1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2.4cm" svg:height="0.2cm" svg:x="5.2cm" svg:y="1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2.4cm" svg:height="0.2cm" svg:x="5.2cm" svg:y="12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cm" svg:height="1.6cm" svg:x="15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13" draw:layer="layout" svg:width="22.199cm" svg:height="4.8cm" svg:x="5.4cm" svg:y="5cm" presentation:class="outline" presentation:user-transformed="true">
          <draw:text-box draw:corner-radius="1.2cm">
            <text:list text:style-name="L3">
              <text:list-item>
                <text:list>
                  <text:list-item>
                    <text:p text:style-name="P11"><text:span text:style-name="T6">Take a decision to make an investment it‘s always difficult. </text:span></text:p>
                    <text:list>
                      <text:list-item>
                        <text:p text:style-name="P11"><text:span text:style-name="T7">I propose a model, which can analyse your sector and tell you </text:span><text:span text:style-name="T7">what kind of business you can make</text:span></text:p>
                      </text:list-item>
                      <text:list-item>
                        <text:p text:style-name="P11"><text:span text:style-name="T7">Provide you specific area about </text:span></text:p>
                      </text:list-item>
                    </text:list>
                    <text:p text:style-name="P11"><text:span text:style-name="T7"/></text:p>
                  </text:list-item>
                </text:list>
                <text:p text:style-name="P12"><text:span text:style-name="T7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12:34:36.001698112</meta:creation-date>
    <dc:date>2019-10-26T13:19:09.305274660</dc:date>
    <meta:editing-duration>PT13M55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